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Times New Roman" fo:font-size="18pt" fo:font-style="normal" style:text-underline-style="none" fo:font-weight="normal" style:font-name-asian="Segoe UI" style:font-size-asian="18pt" style:font-style-asian="normal" style:font-weight-asian="normal" style:font-name-complex="Segoe UI" style:font-size-complex="18pt" style:font-style-complex="normal" style:font-weight-complex="normal"/>
    </style:style>
    <style:style style:name="P2" style:family="paragraph" style:parent-style-name="Standard">
      <style:text-properties style:font-name="Times New Roman" fo:font-size="18pt" style:font-size-asian="18pt" style:font-size-complex="18pt"/>
    </style:style>
    <style:style style:name="P3" style:family="paragraph" style:parent-style-name="Standard">
      <style:paragraph-properties style:text-autospace="none"/>
      <style:text-properties style:font-name="Times New Roman" fo:font-size="18pt" style:font-size-asian="18pt" style:font-size-complex="18pt"/>
    </style:style>
    <style:style style:name="P4" style:family="paragraph" style:parent-style-name="Standard">
      <style:text-properties style:font-name="Times New Roman" fo:font-size="18pt" style:font-size-asian="18pt" style:font-size-complex="18pt"/>
    </style:style>
    <style:style style:name="T1" style:family="text">
      <style:text-properties fo:color="#000000" fo:font-weight="bold" style:font-name-asian="Segoe UI" style:font-weight-asian="bold" style:font-name-complex="Segoe UI" style:font-weight-complex="bold"/>
    </style:style>
    <style:style style:name="T2" style:family="text">
      <style:text-properties fo:color="#000000" fo:font-weight="normal" style:font-name-asian="Segoe UI" style:font-weight-asian="normal" style:font-name-complex="Segoe UI" style:font-weight-complex="normal"/>
    </style:style>
    <style:style style:name="T3" style:family="text">
      <style:text-properties fo:color="#000000" style:text-underline-style="solid" style:text-underline-width="auto" style:text-underline-color="font-color" fo:font-weight="bold" style:font-name-asian="Segoe UI" style:font-weight-asian="bold" style:font-name-complex="Segoe UI" style:font-weight-complex="bold"/>
    </style:style>
    <style:style style:name="T4" style:family="text">
      <style:text-properties fo:color="#000000" style:text-underline-style="none" fo:font-weight="normal" style:font-name-asian="Segoe UI" style:font-weight-asian="normal" style:font-name-complex="Segoe UI" style:font-weight-complex="normal"/>
    </style:style>
    <style:style style:name="T5" style:family="text">
      <style:text-properties fo:color="#000000" fo:font-style="italic" style:text-underline-style="none" fo:font-weight="normal" style:font-name-asian="Segoe UI" style:font-style-asian="italic" style:font-weight-asian="normal" style:font-name-complex="Segoe UI" style:font-style-complex="italic" style:font-weight-complex="normal"/>
    </style:style>
    <style:style style:name="T6" style:family="text">
      <style:text-properties fo:color="#000000" fo:font-style="normal" style:text-underline-style="none" fo:font-weight="normal" style:font-name-asian="Segoe UI" style:font-style-asian="normal" style:font-weight-asian="normal" style:font-name-complex="Segoe UI"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yer</text:p>
      <text:p text:style-name="P2"/>
      <text:p text:style-name="P2">The most important section of the entire web site. Prayer. Perhaps. Most Christians dont seem to ask the question, what is prayer? They assume that they know what prayer is and that their method of doing it is correct. Maybe they are right? But what is prayer? And is there a right and and a wrong way to pray? A couple of Scriptures</text:p>
      <text:p text:style-name="P2"/>
      <text:p text:style-name="P2"><text:span text:style-name="T1">Ps 66:18</text:span><text:span text:style-name="T2"> <text:s/>If I regard </text:span><text:span text:style-name="T3">iniquity</text:span><text:span text:style-name="T4"> in my </text:span><text:span text:style-name="T3">heart</text:span><text:span text:style-name="T4">, the Lord will not hear </text:span><text:span text:style-name="T5">me</text:span><text:span text:style-name="T6">:</text:span></text:p>
      <text:p text:style-name="P1"/>
      <text:p text:style-name="P3"><text:span text:style-name="T1">Eze 14:3</text:span><text:span text:style-name="T2"> <text:s/>Son of man, these men have set up their idols in their </text:span><text:span text:style-name="T3">heart</text:span><text:span text:style-name="T4">, and put the stumblingblock of their </text:span><text:span text:style-name="T3">iniquity</text:span><text:span text:style-name="T4"> before their face: should I be enquired of at all by them?</text:span></text:p>
      <text:p text:style-name="P2"/>
      <text:p text:style-name="P2">Wednesday 23 April 2025</text:p>
      <text:p text:style-name="P2"/>
      <text:p text:style-name="P2">Back to prayer. Surely prayer is a petition to a higher power to gain a request? And it would seem to me that very few prayers actually get answered. Why is tha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8T22:21:32.81</meta:creation-date>
    <dc:date>2025-04-23T12:38:08.02</dc:date>
    <meta:editing-duration>PT1H19M59S</meta:editing-duration>
    <meta:editing-cycles>4</meta:editing-cycles>
    <meta:generator>OpenOffice/4.1.15$Win32 OpenOffice.org_project/4115m2$Build-9813</meta:generator>
    <meta:document-statistic meta:table-count="0" meta:image-count="0" meta:object-count="0" meta:page-count="1" meta:paragraph-count="6" meta:word-count="149" meta:character-count="769"/>
  </office:meta>
</office:document-meta>
</file>